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enQuanYi Micro Hei2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076cm" draw:marker-end-width="0.076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076cm" draw:marker-end-width="0.076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076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076cm" draw:marker-end-width="0.076cm" draw:fill="none" draw:fill-color="#ffffff" fo:min-height="0.63cm"/>
    </style:style>
    <style:style style:name="gr5" style:family="graphic" style:parent-style-name="standard">
      <style:graphic-properties draw:stroke="none" svg:stroke-width="0.051cm" svg:stroke-color="#000000" draw:marker-start-width="0.076cm" draw:marker-end-width="0.076cm" draw:fill="none" draw:fill-color="#ffffff" fo:min-height="0.691cm"/>
    </style:style>
    <style:style style:name="gr6" style:family="graphic" style:parent-style-name="standard">
      <style:graphic-properties draw:stroke="solid" svg:stroke-width="0.051cm" svg:stroke-color="#000000" draw:marker-start-width="0.076cm" draw:marker-end-width="0.076cm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width="0.051cm" svg:stroke-color="#000000" draw:marker-start-width="0.076cm" draw:marker-end-width="0.076cm" draw:fill="none" draw:fill-color="#ffffff" fo:min-height="1.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font-name="Liberation Sans3" fo:font-size="28pt" fo:font-style="italic" fo:text-shadow="none" style:text-underline-style="none" fo:font-weight="normal" style:letter-kerning="true" style:font-name-asian="Liberation Sans3" style:font-size-asian="28pt" style:font-style-asian="italic" style:font-weight-asian="normal" style:font-name-complex="Liberation San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3" fo:font-size="28pt" fo:font-style="italic" style:font-name-asian="Liberation Sans3" style:font-size-asian="28pt" style:font-style-asian="italic" style:font-name-complex="Liberation Sans3" style:font-size-complex="28pt" style:font-style-complex="italic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Liberation Sans3" fo:font-size="28pt" fo:font-style="italic" fo:text-shadow="none" style:text-underline-style="none" fo:font-weight="normal" style:letter-kerning="true" style:font-name-asian="Liberation Sans3" style:font-size-asian="28pt" style:font-style-asian="italic" style:font-weight-asian="normal" style:font-name-complex="Liberation San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sub 58%" style:font-name="Liberation Sans" fo:font-size="28pt" fo:font-style="italic" fo:text-shadow="none" style:text-underline-style="none" fo:font-weight="normal" style:letter-kerning="true" style:font-name-asian="Liberation Sans" style:font-size-asian="28pt" style:font-style-asian="italic" style:font-weight-asian="normal" style:font-name-complex="Liberation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position="sub 58%" style:font-name="Liberation Sans3" fo:font-size="28pt" fo:font-style="italic" style:font-name-asian="Liberation Sans3" style:font-size-asian="28pt" style:font-style-asian="italic" style:font-name-complex="Liberation Sans3" style:font-size-complex="28pt" style:font-style-complex="italic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text-position="sub 58%"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Liberation Sans3" fo:font-size="28pt" fo:font-style="italic" fo:text-shadow="none" style:text-underline-style="none" fo:font-weight="normal" style:letter-kerning="true" style:font-name-asian="Liberation Sans3" style:font-size-asian="28pt" style:font-style-asian="italic" style:font-weight-asian="normal" style:font-name-complex="Liberation San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sub 58%" style:font-name="Liberation Sans3" fo:font-size="28pt" fo:font-style="italic" fo:text-shadow="none" style:text-underline-style="none" fo:font-weight="normal" style:letter-kerning="true" style:font-name-asian="Liberation Sans3" style:font-size-asian="28pt" style:font-style-asian="italic" style:font-weight-asian="normal" style:font-name-complex="Liberation San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sub 58%" style:font-name="Liberation Sans3" fo:font-size="28pt" fo:font-style="italic" fo:text-shadow="none" style:text-underline-style="none" fo:font-weight="normal" style:letter-kerning="true" style:font-name-asian="Liberation Sans3" style:font-size-asian="28pt" style:font-style-asian="italic" style:font-weight-asian="normal" style:font-name-complex="Liberation Sans3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4cm" svg:height="6.34cm" svg:x="5.982cm" svg:y="11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1.434cm" svg:height="1.509cm" svg:x="7.138cm" svg:y="9.254cm">
          <text:p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855cm" svg:y1="10.763cm" svg:x2="7.886cm" svg:y2="12.361cm" draw:start-shape="id1" draw:end-shape="id2" draw:end-glue-point="4" svg:d="M7855 10763l31 1598" svg:viewBox="0 0 32 1599">
          <text:p/>
        </draw:connector>
        <draw:custom-shape draw:style-name="gr1" draw:text-style-name="P1" draw:layer="layout" svg:width="3.754cm" svg:height="6.296cm" svg:x="1.393cm" svg:y="11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434cm" svg:height="1.508cm" svg:x="2.579cm" svg:y="9.144cm">
          <text:p text:style-name="P1"><text:span text:style-name="T2">π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296cm" svg:y1="10.652cm" svg:x2="3.312cm" svg:y2="12.344cm" draw:start-shape="id3" draw:start-glue-point="8" draw:end-shape="id4" draw:end-glue-point="4" svg:d="M3296 10652l16 1692" svg:viewBox="0 0 17 1693">
          <text:p/>
        </draw:connector>
        <draw:frame draw:style-name="gr4" draw:text-style-name="P3" draw:layer="layout" svg:width="0.738cm" svg:height="0.962cm" svg:x="4.302cm" svg:y="16.579cm">
          <draw:text-box>
            <text:p><text:span text:style-name="T3">P</text:span></text:p>
          </draw:text-box>
        </draw:frame>
        <draw:custom-shape draw:style-name="gr2" draw:text-style-name="P2" xml:id="id2" draw:id="id2" draw:layer="layout" svg:width="1.433cm" svg:height="1.509cm" svg:x="7.169cm" svg:y="12.361cm">
          <text:p><text:span text:style-name="T4">θ</text:span><text:span text:style-name="T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699cm" svg:height="0.962cm" svg:x="9.015cm" svg:y="16.626cm">
          <draw:text-box>
            <text:p><text:span text:style-name="T6">K</text:span></text:p>
          </draw:text-box>
        </draw:frame>
        <draw:custom-shape draw:style-name="gr2" draw:text-style-name="P2" xml:id="id4" draw:id="id4" draw:layer="layout" svg:width="1.434cm" svg:height="1.509cm" svg:x="2.595cm" svg:y="12.344cm">
          <text:p text:style-name="P1"><text:span text:style-name="T2">z</text:span><text:span text:style-name="T7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169cm" svg:y1="13.116cm" svg:x2="4.029cm" svg:y2="13.099cm" draw:start-shape="id2" draw:start-glue-point="6" draw:end-shape="id4" draw:end-glue-point="10" svg:d="M7169 13116l-3140-17" svg:viewBox="0 0 3141 18">
          <text:p/>
        </draw:connector>
        <draw:custom-shape draw:style-name="gr6" draw:text-style-name="P2" xml:id="id5" draw:id="id5" draw:layer="layout" svg:width="1.435cm" svg:height="1.507cm" svg:x="2.597cm" svg:y="15.022cm">
          <text:p text:style-name="P1"><text:span text:style-name="T8">x</text:span><text:span text:style-name="T9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312cm" svg:y1="13.853cm" svg:x2="3.314cm" svg:y2="15.022cm" draw:start-shape="id4" draw:start-glue-point="8" draw:end-shape="id5" svg:d="M3312 13853l2 1169" svg:viewBox="0 0 3 1170">
          <text:p/>
        </draw:connector>
        <draw:custom-shape draw:style-name="gr2" draw:text-style-name="P2" xml:id="id6" draw:id="id6" draw:layer="layout" svg:width="1.434cm" svg:height="1.509cm" svg:x="2.579cm" svg:y="6.493cm">
          <text:p text:style-name="P1"><text:span text:style-name="T2">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296cm" svg:y1="8.002cm" svg:x2="3.296cm" svg:y2="9.144cm" draw:start-shape="id6" draw:start-glue-point="8" draw:end-shape="id3" svg:d="M3296 8002v1142" svg:viewBox="0 0 1 1143">
          <text:p/>
        </draw:connector>
        <draw:custom-shape draw:style-name="gr2" draw:text-style-name="P2" xml:id="id13" draw:id="id13" draw:layer="layout" svg:width="1.434cm" svg:height="1.509cm" svg:x="7.165cm" svg:y="15.044cm">
          <text:p text:style-name="P1"><text:span text:style-name="T2">Q</text:span><text:span text:style-name="T7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143cm" svg:height="1.27cm" svg:x="0.854cm" svg:y="6.326cm">
          <draw:text-box>
            <text:p><text:span text:style-name="T10">A</text:span></text:p>
          </draw:text-box>
        </draw:frame>
        <draw:frame draw:style-name="gr7" draw:text-style-name="P4" draw:layer="layout" svg:width="1.143cm" svg:height="1.27cm" svg:x="11.455cm" svg:y="6.426cm">
          <draw:text-box>
            <text:p><text:span text:style-name="T10">B</text:span></text:p>
          </draw:text-box>
        </draw:frame>
        <draw:custom-shape draw:style-name="gr1" draw:text-style-name="P1" draw:layer="layout" svg:width="3.754cm" svg:height="6.34cm" svg:x="16.583cm" svg:y="11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1.434cm" svg:height="1.509cm" svg:x="17.739cm" svg:y="9.241cm">
          <text:p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8.456cm" svg:y1="10.75cm" svg:x2="18.487cm" svg:y2="12.348cm" draw:start-shape="id7" draw:end-shape="id8" draw:end-glue-point="4" svg:d="M18456 10750l31 1598" svg:viewBox="0 0 32 1599">
          <text:p/>
        </draw:connector>
        <draw:custom-shape draw:style-name="gr1" draw:text-style-name="P1" draw:layer="layout" svg:width="3.754cm" svg:height="6.296cm" svg:x="11.994cm" svg:y="11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1.434cm" svg:height="1.508cm" svg:x="13.18cm" svg:y="9.131cm">
          <text:p text:style-name="P1"><text:span text:style-name="T2">π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897cm" svg:y1="10.639cm" svg:x2="13.913cm" svg:y2="12.331cm" draw:start-shape="id9" draw:start-glue-point="8" draw:end-shape="id10" draw:end-glue-point="4" svg:d="M13897 10639l16 1692" svg:viewBox="0 0 17 1693">
          <text:p/>
        </draw:connector>
        <draw:frame draw:style-name="gr4" draw:text-style-name="P3" draw:layer="layout" svg:width="0.738cm" svg:height="0.962cm" svg:x="14.903cm" svg:y="16.566cm">
          <draw:text-box>
            <text:p><text:span text:style-name="T3">P</text:span></text:p>
          </draw:text-box>
        </draw:frame>
        <draw:custom-shape draw:style-name="gr2" draw:text-style-name="P2" xml:id="id8" draw:id="id8" draw:layer="layout" svg:width="1.433cm" svg:height="1.509cm" svg:x="17.77cm" svg:y="12.348cm">
          <text:p><text:span text:style-name="T4">φ</text:span><text:span text:style-name="T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699cm" svg:height="0.962cm" svg:x="19.616cm" svg:y="16.613cm">
          <draw:text-box>
            <text:p><text:span text:style-name="T6">K</text:span></text:p>
          </draw:text-box>
        </draw:frame>
        <draw:custom-shape draw:style-name="gr2" draw:text-style-name="P2" xml:id="id10" draw:id="id10" draw:layer="layout" svg:width="1.434cm" svg:height="1.509cm" svg:x="13.196cm" svg:y="12.331cm">
          <text:p text:style-name="P1"><text:span text:style-name="T2">z</text:span><text:span text:style-name="T7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77cm" svg:y1="13.103cm" svg:x2="14.63cm" svg:y2="13.086cm" draw:start-shape="id8" draw:start-glue-point="6" draw:end-shape="id10" draw:end-glue-point="10" svg:d="M17770 13103l-3140-17" svg:viewBox="0 0 3141 18">
          <text:p/>
        </draw:connector>
        <draw:custom-shape draw:style-name="gr6" draw:text-style-name="P2" xml:id="id11" draw:id="id11" draw:layer="layout" svg:width="1.435cm" svg:height="1.507cm" svg:x="13.198cm" svg:y="15.009cm">
          <text:p text:style-name="P1"><text:span text:style-name="T8">x</text:span><text:span text:style-name="T9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913cm" svg:y1="13.84cm" svg:x2="13.915cm" svg:y2="15.009cm" draw:start-shape="id10" draw:start-glue-point="8" draw:end-shape="id11" svg:d="M13913 13840l2 1169" svg:viewBox="0 0 3 1170">
          <text:p/>
        </draw:connector>
        <draw:custom-shape draw:style-name="gr2" draw:text-style-name="P2" xml:id="id12" draw:id="id12" draw:layer="layout" svg:width="1.434cm" svg:height="1.509cm" svg:x="13.18cm" svg:y="6.48cm">
          <text:p text:style-name="P1"><text:span text:style-name="T2">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897cm" svg:y1="7.989cm" svg:x2="13.897cm" svg:y2="9.131cm" draw:start-shape="id12" draw:start-glue-point="8" draw:end-shape="id9" svg:d="M13897 7989v1142" svg:viewBox="0 0 1 1143">
          <text:p/>
        </draw:connector>
        <draw:custom-shape draw:style-name="gr2" draw:text-style-name="P2" xml:id="id14" draw:id="id14" draw:layer="layout" svg:width="1.434cm" svg:height="1.509cm" svg:x="17.766cm" svg:y="15.031cm">
          <text:p text:style-name="P1"><text:span text:style-name="T11">θ</text:span><text:span text:style-name="T7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165cm" svg:y1="15.799cm" svg:x2="3.819cm" svg:y2="13.632cm" draw:start-shape="id13" draw:start-glue-point="6" draw:end-shape="id4" draw:end-glue-point="9" svg:d="M7165 15799l-3346-2167" svg:viewBox="0 0 3347 2168">
          <text:p/>
        </draw:connector>
        <draw:connector draw:style-name="gr3" draw:text-style-name="P1" draw:layer="layout" draw:type="line" svg:x1="17.766cm" svg:y1="15.786cm" svg:x2="14.42cm" svg:y2="13.619cm" draw:start-shape="id14" draw:start-glue-point="6" draw:end-shape="id10" draw:end-glue-point="9" svg:d="M17766 15786l-3346-2167" svg:viewBox="0 0 3347 2168">
          <text:p/>
        </draw:connector>
      </draw:page>
      <draw:page draw:name="page2" draw:style-name="dp1" draw:master-page-name="Default">
        <draw:custom-shape draw:style-name="gr1" draw:text-style-name="P1" draw:layer="layout" svg:width="5.893cm" svg:height="6.375cm" svg:x="11.214cm" svg:y="11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321cm" svg:height="14.478cm" svg:x="3.589cm" svg:y="7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893cm" svg:height="8.769cm" svg:x="4.314cm" svg:y="11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2.251cm" svg:height="2.101cm" svg:x="6.176cm" svg:y="8.694cm">
          <text:p text:style-name="P1"><text:span text:style-name="T11">θ</text:span><text:span text:style-name="T12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302cm" svg:y1="10.795cm" svg:x2="7.327cm" svg:y2="13.151cm" draw:start-shape="id15" draw:start-glue-point="8" draw:end-shape="id16" draw:end-glue-point="4" svg:d="M7302 10795l25 2356" svg:viewBox="0 0 26 2357">
          <text:p/>
        </draw:connector>
        <draw:frame draw:style-name="gr8" draw:text-style-name="P3" draw:layer="layout" svg:width="1.159cm" svg:height="1.34cm" svg:x="9.18cm" svg:y="19.25cm">
          <draw:text-box>
            <text:p><text:span text:style-name="T3">N</text:span></text:p>
          </draw:text-box>
        </draw:frame>
        <draw:custom-shape draw:style-name="gr2" draw:text-style-name="P2" xml:id="id20" draw:id="id20" draw:layer="layout" svg:width="2.249cm" svg:height="2.102cm" svg:x="13.044cm" svg:y="8.075cm">
          <text:p text:style-name="P1"><text:span text:style-name="T4">β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251cm" svg:height="2.102cm" svg:x="6.201cm" svg:y="13.151cm">
          <text:p text:style-name="P1"><text:span text:style-name="T2">z</text:span><text:span text:style-name="T7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044cm" svg:y1="14.327cm" svg:x2="8.127cm" svg:y2="17.188cm" draw:start-shape="id17" draw:end-shape="id18" draw:end-glue-point="11" svg:d="M13044 14327l-4917 2861" svg:viewBox="0 0 4918 2862">
          <text:p/>
        </draw:connector>
        <draw:custom-shape draw:style-name="gr6" draw:text-style-name="P2" xml:id="id18" draw:id="id18" draw:layer="layout" svg:width="2.252cm" svg:height="2.099cm" svg:x="6.204cm" svg:y="16.881cm">
          <text:p text:style-name="P1"><text:span text:style-name="T8">w</text:span><text:span text:style-name="T9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327cm" svg:y1="15.253cm" svg:x2="7.33cm" svg:y2="16.881cm" draw:start-shape="id16" draw:start-glue-point="8" draw:end-shape="id18" svg:d="M7327 15253l3 1628" svg:viewBox="0 0 4 1629">
          <text:p/>
        </draw:connector>
        <draw:custom-shape draw:style-name="gr2" draw:text-style-name="P2" xml:id="id19" draw:id="id19" draw:layer="layout" svg:width="2.251cm" svg:height="2.102cm" svg:x="6.169cm" svg:y="5.045cm">
          <text:p text:style-name="P1"><text:span text:style-name="T2">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295cm" svg:y1="7.147cm" svg:x2="7.301cm" svg:y2="8.694cm" draw:start-shape="id19" draw:start-glue-point="8" draw:end-shape="id15" svg:d="M7295 7147l6 1547" svg:viewBox="0 0 7 1548">
          <text:p/>
        </draw:connector>
        <draw:frame draw:style-name="gr8" draw:text-style-name="P3" draw:layer="layout" svg:width="1.159cm" svg:height="1.34cm" svg:x="9.781cm" svg:y="21.05cm">
          <draw:text-box>
            <text:p><text:span text:style-name="T3">M</text:span></text:p>
          </draw:text-box>
        </draw:frame>
        <draw:custom-shape draw:style-name="gr2" draw:text-style-name="P2" xml:id="id17" draw:id="id17" draw:layer="layout" svg:width="2.249cm" svg:height="2.102cm" svg:x="13.044cm" svg:y="13.276cm">
          <text:p text:style-name="P1"><text:span text:style-name="T4">Φ</text:span><text:span text:style-name="T13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169cm" svg:y1="10.177cm" svg:x2="14.168cm" svg:y2="13.276cm" draw:start-shape="id20" draw:start-glue-point="8" draw:end-shape="id17" svg:d="M14169 10177l-1 3099" svg:viewBox="0 0 2 3100">
          <text:p/>
        </draw:connector>
        <draw:frame draw:style-name="gr8" draw:text-style-name="P3" draw:layer="layout" svg:width="1.159cm" svg:height="1.34cm" svg:x="16.082cm" svg:y="16.85cm">
          <draw:text-box>
            <text:p><text:span text:style-name="T3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enQuanYi Micro Hei2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15:56:37.903181092</meta:creation-date>
    <meta:generator>LibreOffice/4.2.7.2$Linux_X86_64 LibreOffice_project/420m0$Build-2</meta:generator>
    <dc:date>2015-01-22T12:01:29.908979318</dc:date>
    <meta:editing-duration>P1DT2H55M5S</meta:editing-duration>
    <meta:editing-cycles>31</meta:editing-cycles>
    <dc:creator>Adam Richards</dc:creator>
    <meta:document-statistic meta:object-count="53"/>
  </office:meta>
</office:document-meta>
</file>